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d6534" officeooo:paragraph-rsid="000d6534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0d6534" officeooo:paragraph-rsid="000d6534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0f5df6" officeooo:paragraph-rsid="000f5df6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d6534" officeooo:paragraph-rsid="000d65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0d6534" officeooo:paragraph-rsid="000d65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0d6534" officeooo:paragraph-rsid="000d6534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13781" officeooo:paragraph-rsid="00113781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13781" officeooo:paragraph-rsid="00143112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405f0" officeooo:paragraph-rsid="001405f0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43112" officeooo:paragraph-rsid="00143112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fo:font-weight="bold" officeooo:rsid="000d6534" officeooo:paragraph-rsid="000d6534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officeooo:rsid="000c1d77" officeooo:paragraph-rsid="000c1d7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5df6"/>
    </style:style>
    <style:style style:name="T3" style:family="text">
      <style:text-properties officeooo:rsid="0012c06c"/>
    </style:style>
    <style:style style:name="T4" style:family="text">
      <style:text-properties officeooo:rsid="0012eb56"/>
    </style:style>
    <style:style style:name="T5" style:family="text">
      <style:text-properties officeooo:rsid="00143112"/>
    </style:style>
    <style:style style:name="T6" style:family="text">
      <style:text-properties officeooo:rsid="00161f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FEDERAL DO MARANHÃO</text:p>
      <text:p text:style-name="P5">CIÊNCIA DA COMPUTAÇÃO</text:p>
      <text:p text:style-name="P5"/>
      <text:p text:style-name="P5"/>
      <text:p text:style-name="P5"/>
      <text:p text:style-name="P5"/>
      <text:p text:style-name="P5">GABRIEL XAVIER BR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TRODUÇÃO À PROGRAMAÇÃO MULTITHREAD</text:p>
      <text:p text:style-name="P5">Contagem de números primos em matrizes utilizando threads com a biblioteca Pthreads.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SÃO LUÍS</text:p>
      <text:p text:style-name="P4">2019</text:p>
      <text:p text:style-name="P6"/>
      <text:p text:style-name="P1">1 COMPILAÇÃO E EXECUÇÃO</text:p>
      <text:p text:style-name="P1"/>
      <text:p text:style-name="P11"><text:span text:style-name="T1">O programa para a contagem de números primos é muito simples e utiliza apenas dois arquivos fontes e um arquivo de cabeçalho. Para compilar, basta chamar o compilador utilizando o comando </text:span></text:p>
      <text:p text:style-name="P2"><text:span text:style-name="T1"><text:tab/>g++ v2.cpp utils.cpp -lpthread -o nome_do_executavel</text:span></text:p>
      <text:p text:style-name="P2"><text:span text:style-name="T1"/></text:p>
      <text:p text:style-name="P3"/>
      <text:p text:style-name="P12"><text:span text:style-name="T2">Os t</text:span>estes <text:span text:style-name="T2">foram</text:span> realizados em <text:span text:style-name="T2">uma </text:span>máquina virtual, para uso de um sistema baseado em <text:span text:style-name="T2">L</text:span>inux, visto que o <text:span text:style-name="T2">W</text:span>indows não possui as bibliotecas de thread do <text:span text:style-name="T2">P</text:span>osix <text:span text:style-name="T2">(Pthreads</text:span>). <text:span text:style-name="T2">A máquina foi criada com memória principal de</text:span> 2GB <text:s/><text:span text:style-name="T2">e</text:span> rod<text:span text:style-name="T2">ou</text:span> em um desktop com 8GB de memória RAM, Intel i7 3.07GHz <text:s/>e 4 núcleos reais.</text:p>
      <text:p text:style-name="P7">Foram realizados testes para 2, 3, 4, e 100 threads <text:span text:style-name="T4">com blocos de 1x1, 2x2, 2x4, 2x10, e 10x10,</text:span> em matrizes de <text:span text:style-name="T4">lado máximo 10.000. Infelizmente, a limitação de memória da máquina virtual não permitia a alocação matrizes maiores que essa. Já as matrizes menores que 1000 foram processadas em menos de 1 segundo tanto na contagem serial quanto na contagem paralela, e portanto não estão inclusas nesta análise. </text:span></text:p>
      <text:p text:style-name="P9">Uma matriz de 1000x1000 foi processada de forma serial em 1s e de forma paralela menos que isso. Mesmo no teste usando macroblocos de 1x1 o processamento com threads de<text:span text:style-name="T5">mo</text:span>r<text:span text:style-name="T5">ou menos </text:span>que 1 <text:span text:style-name="T5">segundo, </text:span></text:p>
      <text:p text:style-name="P8">Para uma matriz de 10.000x10.000, usando 2 threads <text:span text:style-name="T3">que processavam macroblocos de 2x2,</text:span> <text:s/><text:span text:style-name="T3">a proporção do tempo da contagem serial para a contagem paralela foi de 10:1, ou seja, enquanto a contagem serial demorou 10 segundos, a contagem paralela demorou apenas 1 segundo, o que, pelo menos nesse caso, já demonstra a vantagem de um programa multithread e a modularização dos trabalhos. </text:span></text:p>
      <text:p text:style-name="P8"><text:span text:style-name="T3">No teste de macroblocos de 1x1 nessa mesma matriz, enquanto a contagem serial demorou 9 segundos, a contagem com threads demorou 3 segundos.</text:span></text:p>
      <text:p text:style-name="P10">Com macroblocos de 2x4, os resultados demoraram 8 segundos na contagem serial e 1 na paralela. E com blocos de 2x10 os resultados foram os mesmos, já com blocos de 10x10 a contagem paralela demorou menos de 1 segundo.</text:p>
      <text:p text:style-name="P10">Esses resultados, são interessantes por mostrarem que o tamanho do bloco, exceto no caso do macrobloco 1x1, <text:s/>não influencia, efetivamente, visto que <text:span text:style-name="T6">o tempo da</text:span> contagem paralela estava sempre<text:span text:style-name="T6"> menor ou igual 1. Pode-se conjecturar facilmente porque o bloco 1x1 foi o que mais </text:span><text:soft-page-break/><text:span text:style-name="T6">demorou, se considerarmos que são feitos muito mais acessos à memória compartilhada, aproximadamente 5000 por cada thre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14:46.053000000</meta:creation-date>
    <dc:date>2019-06-03T14:01:58.802000000</dc:date>
    <meta:editing-duration>PT4M6S</meta:editing-duration>
    <meta:editing-cycles>1</meta:editing-cycles>
    <meta:document-statistic meta:table-count="0" meta:image-count="0" meta:object-count="0" meta:page-count="3" meta:paragraph-count="17" meta:word-count="413" meta:character-count="2512" meta:non-whitespace-character-count="2107"/>
    <meta:generator>LibreOffice/6.2.3.2$Windows_X86_64 LibreOffice_project/aecc05fe267cc68dde00352a451aa867b3b546ac</meta:generator>
  </office:meta>
</office:document-meta>
</file>